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A506FC445DA0BD9E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738cm, 2.619cm, 13.114cm, 9.825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.999cm" svg:height="11.637cm" svg:x="0.201cm" svg:y="0.2cm">
          <draw:image xlink:href="Pictures/10000000000005E8000007E0A506FC445DA0BD9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12T15:08:56.154106723</dc:date>
    <meta:editing-duration>PT2M43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